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80f6" officeooo:paragraph-rsid="000280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Overview</text:p>
      <text:p text:style-name="P1"/>
      <text:p text:style-name="P1">Projects aims in creating a Digital place for agriculture on a broader view. The project phase 1 includes various applications like ‘Find a mate bull’, ‘Find Native breed cow milk near by’, ‘market place for cattle feeds, cattle equipments,milk products etc’, ‘Finding Veterinary doctor near by’ , ‘Cattle sell/buy’, ‘Cattle Medicines’, ‘Expert videos on cattle growth, controlling diseases’ etc, </text:p>
      <text:p text:style-name="P1"/>
      <text:p text:style-name="P1">The Aim is to promote the native breeds by providing a digital space where consumers and farmers benefit. We bring-in experts, experienced people into this people thereby directing towards a natural <text:s/>food and healthy living.</text:p>
      <text:p text:style-name="P1"/>
      <text:p text:style-name="P1"><text:s/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7:19:12.949259748</meta:creation-date>
    <dc:date>2018-06-21T17:31:51.464974966</dc:date>
    <meta:editing-duration>PT48S</meta:editing-duration>
    <meta:editing-cycles>1</meta:editing-cycles>
    <meta:document-statistic meta:table-count="0" meta:image-count="0" meta:object-count="0" meta:page-count="1" meta:paragraph-count="5" meta:word-count="95" meta:character-count="631" meta:non-whitespace-character-count="535"/>
    <meta:generator>LibreOffice/5.1.6.2$Linux_X86_64 LibreOffice_project/10m0$Build-2</meta:generator>
  </office:meta>
</office:document-meta>
</file>